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fo:background-color="#e8ee88" anx:BungeniSectionType="NumberedContainer" anx:__BungeniMetaEditable="false" anx:BungeniSectionID="xFwIohvCRJ+WAEJV6JM34g" anx:BungeniSectionUUID="71af8b2d-edd9-4618-86d1-e369b06388c7" anx:BungeniSectionVisibility="system" style:editable="false">
        <style:columns fo:column-count="1" fo:column-gap="0in"/>
        <style:background-image/>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46488056">
          <text:insertion>
            <office:change-info>
              <dc:creator>Epanisitos Akaranga</dc:creator>
              <dc:date>2010-07-27T13:36:00</dc:date>
            </office:change-info>
          </text:insertion>
        </text:changed-region>
        <text:changed-region text:id="ct-1455853524">
          <text:insertion>
            <office:change-info>
              <dc:creator>Ashok Hariharan</dc:creator>
              <dc:date>2010-07-27T14:23:00</dc:date>
            </office:change-info>
          </text:insertion>
        </text:changed-region>
        <text:changed-region text:id="ct-1446595668">
          <text:deletion>
            <office:change-info>
              <dc:creator>Epanisitos Akaranga</dc:creator>
              <dc:date>2010-07-27T13:38:00</dc:date>
            </office:change-info>
            <text:p text:style-name="Standard">(3) The authority or organisation may deviate from the provision laid down in subsection (1) if there are special reasons for doing so and shall, in such case, state the reason for doing so.</text:p>
          </text:deletion>
        </text:changed-region>
        <text:changed-region text:id="ct-1446594436">
          <text:deletion>
            <office:change-info>
              <dc:creator>Epanisitos Akaranga</dc:creator>
              <dc:date>2010-07-27T13:38:00</dc:date>
            </office:change-info>
            <text:p text:style-name="Standard">(3) The reports from the institutions and enterprises mentioned in subsection (1) shall be submitted to the Minister responsible for the body or institution concerned.</text:p>
            <text:p text:style-name="Standard"/>
            <text:p text:style-name="Standard">(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1st of March draw up a report and a National Action Plan for gender equality for the National Assembly.</text:p>
            <text:p text:style-name="Standard"/>
            <text:p text:style-name="Standard">(7) Public authorities, enterprises and organisations shall at request provide the Minister with any information concerning gender equality which is necessary for the drawing up of the annual report and the perspective and action pl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 and for connected purposes.<text:change-start text:change-id="ct-1446488056"/> Equal opportunites forms the basis of making the existing rights more focused on human and social rights in the context of the present laws.<text:change-end text:change-id="ct-1446488056"/><text:change-start text:change-id="ct-1455853524"/> This law is exigent for the nation.<text:change-end text:change-id="ct-1455853524"/></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text:soft-page-break/>(iii) the failure to identify and take reasonable measures to remove any barriers to the full enjoyment of access to opportunities by person;</text:p>
            <text:p text:style-name="Standard"/>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text:soft-page-break/>(d) provided by the State, including but not limited to, infrastructure, education , water, security, health and information;</text:p>
            <text:p text:style-name="Standard">(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text:soft-page-break/>(2) Authorities or organizations which are to suggest members of boards, commissions shall 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text:change text:change-id="ct-1446595668"/></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text:change text:change-id="ct-1446594436"/></text:p>
          </text:section>
          <text:p text:style-name="Standard"><text:soft-page-break/></text:p>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22</meta:editing-cycles>
    <meta:editing-duration>PT01H04M29S</meta:editing-duration>
    <meta:initial-creator>Ashok Hariharan</meta:initial-creator>
    <dc:date>2010-07-27T14:23:27</dc:date>
    <dc:creator>Ashok Hariharan</dc:creator>
    <meta:document-statistic meta:table-count="0" meta:image-count="0" meta:object-count="0" meta:page-count="5" meta:paragraph-count="79" meta:word-count="1546" meta:character-count="9676"/>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Epanisitos Akaranga</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